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forderungen lw_ecard:</text:p>
      <text:p text:style-name="Standard"/>
      <text:p text:style-name="Standard"/>
      <text:p text:style-name="Standard"/>
      <text:p text:style-name="P1">1. Das lw_ecard Plugin muss dem Benutzer das „Email Eingabeformular“ anzeigen, wenn das lw_ecard Plugin ohne Hash-Code aber mit gültiger IP-Adresse, die in der Konfiguration gespeichert ist, aufgerufen wird.</text:p>
      <text:p text:style-name="Standard"/>
      <text:p text:style-name="P1">2. Das lw_ecard Plugin muss ausschließlich die „E-Mail Eingabeformular“-Informationen verwalten.</text:p>
      <text:p text:style-name="Standard"/>
      <text:p text:style-name="P1">3. Das lw_ecard Plugin muss nicht das Layout der E-Card verwalten.</text:p>
      <text:p text:style-name="Standard"/>
      <text:p text:style-name="P1">4. Das lw_ecard Plugin muss dem Benutzer die Mitteilung anzeigen, die für diesen Hash-Code hinterlegt ist, wenn das lw_ecard Plugin mit validem Hash-Code aufgerufen wird.</text:p>
      <text:p text:style-name="Standard"/>
      <text:p text:style-name="P1">5. Das lw_ecard Plugin muss das Eingabefeld „Namen“ prüfen, ob das Feld leer ist und eine maximale Anzahl von 255 Zeichen nicht überschritten wird.</text:p>
      <text:p text:style-name="Standard"/>
      <text:p text:style-name="P1">6. Das lw_ecard Plugin muss das Eingabefeld „Absender E-Mail“ prüfen, ob das Feld leer ist und eine gültige E-Mail Adresse ist und eine maximale Anzahl von 255 Zeichen nicht überschritten wird.</text:p>
      <text:p text:style-name="Standard"/>
      <text:p text:style-name="P1">7. Das lw_ecard Plugin muss das Eingabefeld „Еmpfänger E-Mail“ prüfen, ob das Feld leer ist. </text:p>
      <text:p text:style-name="Standard"/>
      <text:p text:style-name="P1">8. Das Eingabefeld „Еmpfänger E-Mail“ kann aus mehreren Empfängern bestehen, die zeilenweise eingetragen werden und das lw_ecard Plugin muss für jede Zeile Anforderung 9 durchfüren.</text:p>
      <text:p text:style-name="Standard"/>
      <text:p text:style-name="P1">9. Das lw_ecard Plugin muss eine einzelne Zeile im Eingabefeld „Еmpfänger E-Mail“ prüfen, ob eine gültige E-Mail Adresse eingetragen ist und eine maximale Anzahl von 255 Zeichen nicht überschritten wird.</text:p>
      <text:p text:style-name="Standard"/>
      <text:p text:style-name="P1">10. Das lw_ecard Plugin muss das Eingabefeld „Вetreff“ prüfen, ob das Feld leer ist <text:bookmark text:name="__DdeLink__6_1293335860"/>und eine maximale Anzahl von 255 Zeichen nicht überschritten wird.</text:p>
      <text:p text:style-name="Standard"/>
      <text:p text:style-name="P1">11. Das lw_ecard Plugin muss das Eingabefeld „Nachricht“ prüfen, ob das Feld leer ist und eine maximale Anzahl von 4000 Zeichen nicht üerschritten wird.</text:p>
      <text:p text:style-name="Standard"/>
      <text:p text:style-name="P1">12. Das lw_ecard Plugin wird für die Formatierung des Eingabefeld „Nachricht“ nur die Möglichkeit des Zeilenumbruchs anbieten.</text:p>
      <text:p text:style-name="Standard"/>
      <text:p text:style-name="P1">13. Das lw_ecard Plugin muss dem Benutzer eine Fehlermeldung anzeigen, wenn das Plugin mit einem nicht existierendem Hash-Code aufgerufen wird.</text:p>
      <text:p text:style-name="Standard"/>
      <text:p text:style-name="P1">14. Das lw_ecard Plugin muss dem Benutzer eine Fehlermeldung anzeigen, wenn das Plugin mit einer ungültigen IP-Adresse und ohne Hash-Code aufgerufen wird.</text:p>
      <text:p text:style-name="Standard"/>
      <text:p text:style-name="P1">15. Das lw_ecard Plugin muss das „Email Eingabeformular“ anzeigen, wenn Anforderung 5-11 eine Fehlermeldung zurückgibt.</text:p>
      <text:p text:style-name="Standard"/>
      <text:p text:style-name="P1">16. Wenn Fehlermeldungen vorhanden sind, muss das lw_ecard Plugin dem Benutzer die Fehlermeldung(en) aus Anforderung 5-11 anzeigen.</text:p>
      <text:p text:style-name="Standard"/>
      <text:p text:style-name="P1">17. Das lw_ecard Plugin muss dem Benutzer, vor dem speichern, der „Еmail Eingabeformular“ Informationen eine Vorschau der E-Card anzeigen.</text:p>
      <text:p text:style-name="Standard"/>
      <text:p text:style-name="P1"><text:soft-page-break/>18. Das lw_ecard Plugin muss dem Benutzer in der Е-Card Vorschau die Möglichkeit anbieten, dass „E-Mail Eingabeformular“ erneut, zu Änderungszwecken, aufrufen zu können. </text:p>
      <text:p text:style-name="Standard"/>
      <text:p text:style-name="P1">19. Das lw_ecard Plugin muss dem Benutzer in der Е-Card Vorschau die Möglichkeit anbieten, die E-Card zu versenden. </text:p>
      <text:p text:style-name="Standard"/>
      <text:p text:style-name="P1">20. Sofern der Benutzer Anforderung 18 nutzt, muss das lw_ecard Plugin die Eingabeinformationen aus dem „Email Eingabeformular“ und einen, automatisch und eindeutig generierten Hash-Code in einer Datenbanktabelle abspeichern.</text:p>
      <text:p text:style-name="Standard"/>
      <text:p text:style-name="P1">21. Hat es bei Anforderung 20 einen Fehler gegeben, muss das lw_ecard Plugin diesen anzeigen.</text:p>
      <text:p text:style-name="Standard"/>
      <text:p text:style-name="P1">22. Sofern Anforderung 20 keinen Fehler zurükgibt, muss das lw_ecard Plugin eine E-Mail an alle Empfänger abschicken, die einen Link mit Hash-Code zu der E-Card enthät.</text:p>
      <text:p text:style-name="Standard"/>
      <text:p text:style-name="P1">23. Das lw_ecard Plugin muss alle gespeicherten Einträge, die älter als einen Monat sind, automatisch lösch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de" fo:country="DE" style:letter-kerning="true" style:font-name-asian="Mangal" style:font-size-asian="12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2pt" style:font-name-complex="Microsoft YaHei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-asian="Times New Roman" style:font-size-asian="12pt" style:font-name-complex="Times New Roman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name-asian="Mangal1" style:font-size-asian="12pt" style:font-style-asian="italic" style:font-name-complex="Times New Roman" style:font-style-complex="italic"/>
    </style:style>
    <style:style style:name="Index" style:family="paragraph" style:parent-style-name="Standard" style:class="index">
      <style:text-properties style:font-name-asian="Mangal1" style:font-size-asian="12pt"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4:24:00</meta:creation-date>
    <meta:print-date>2012-10-16T10:47:00</meta:print-date>
    <dc:date>2012-10-16T12:02:58.62</dc:date>
    <meta:generator>OpenOffice.org/3.4.1$Win32 OpenOffice.org_project/341m1$Build-9593</meta:generator>
    <meta:document-statistic meta:table-count="0" meta:image-count="0" meta:object-count="0" meta:page-count="2" meta:paragraph-count="24" meta:word-count="486" meta:character-count="3374"/>
    <meta:editing-duration>PT13S</meta:editing-duration>
    <meta:editing-cycles>1</meta:editing-cycles>
  </office:meta>
</office:document-meta>
</file>